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1871489697401661185"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nastínění cílů (ty se probírají podrobně v kapitole o požadavcích) a využití plodů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zmínit RDF linkování (obecně vše, čemu bude potřeba v pozdějším textu alespoň zhruba rozumět – např. v kapitole o požadavcích se o linkování mluví)</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text:soft-page-break/>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4">přehled struktury práce (odkazy z diskuse o požadavcích na kapitoly, které příslušné požadavky řeší)</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text:soft-page-break/>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text:soft-page-break/>jsou aktualizovány; shapefile je aktualizován (teoreticky); <text:span text:style-name="T4">snaha </text:span>zachovat historii změn dat (např. vývoj kriminálních případů)</text:p>
            </text:list-item>
            <text:list-item>
              <text:p text:style-name="P4">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text:p>
            </text:list-item>
            <text:list-item>
              <text:p text:style-name="P4">historická konzistence dat: verzované entity musejí být provázány pouze na entity, se kterými sdílejí část intervalu platnosti</text:p>
            </text:list-item>
            <text:list-item>
              <text:p text:style-name="P4">návrh obecného verzovacího schematu:</text:p>
              <text:list>
                <text:list-item>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text:p>
            </text:list-item>
            <text:list-item>
              <text:p text:style-name="P4">Návrh:</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item>
              <text:p text:style-name="P6">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item>
              <text:p text:style-name="P4">co se modelovalo jak:</text:p>
              <text:list>
                <text:list-item>
                  <text:p text:style-name="P6"><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6"><text:soft-page-break/><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ze shapefile, RÚIAN obcí a RDF linků na LOD <text:soft-page-break/>(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RDF DataCube (možnosti generovat jednotlivé kostky nad pohledy v DB))</text:p>
            </text:list-item>
            <text:list-item>
              <text:p text:style-name="P4">číselníky: pomocí SKOS (jak? obecný popis – conceptScheme, zapouzdřující třída <text:span text:style-name="T4">a </text:span><text:span text:style-name="T4">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identifikátor dle typu dat,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stejné),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
        </text:list-item>
        <text:list-item>
          <text:p text:style-name="P4">Extrakce a aktualizace dat:</text:p>
          <text:list>
            <text:list-item>
              <text:p text:style-name="P4">pouze popis extrakce dat z ESSK (extrakce prostorových dat)</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6"><text:span text:style-name="T1">popis vstupních dat: </text:span>MDB, shapefile</text:p>
                </text:list-item>
                <text:list-item>
                  <text:p text:style-name="P6"><text:span text:style-name="T1">popis výstupních dat: </text:span>ideálně pouze RDF bez pomocné PostgreSQL DB</text:p>
                </text:list-item>
                <text:list-item>
                  <text:p text:style-name="P4">konkrétně:</text:p>
                  <text:list>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text:soft-page-break/>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
                </text:list-item>
              </text:list>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text:soft-page-break/>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identifikovat možné vazby mezi datasetem a externími zdroji:</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jak popis vazeb a datasetů, tak i návrh rozšíření datového modelu o nové RDF predikáty (a někde i třídy – viz lokální proxy pro obce), přes popis extrakce a uložení dat až k popisu publikace dat a příkladům SPARQL dotazů (vlastně se zde proces linkování dat popíše podle stejné <text:soft-page-break/>osnovy jako proces tvorby celého datasetu)</text:p>
            </text:list-item>
            <text:list-item>
              <text:p text:style-name="P4">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RÚIAN: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text:soft-page-break/>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text:soft-page-break/>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text:soft-page-break/>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ext:soft-page-break/>TODO</text:h>
      <text:list xml:id="list28500404"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28486910"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28513795" text:continue-numbering="true" text:style-name="L1">
        <text:list-item>
          <text:p text:style-name="P4">hrubé vymezení cílů práce (vize)</text:p>
        </text:list-item>
      </text:list>
      <text:h text:style-name="P1" text:outline-level="2">Použité technologie</text:h>
      <text:list xml:id="list28486020" text:continue-numbering="true" text:style-name="L1">
        <text:list-item>
          <text:p text:style-name="P4">zkrátit</text:p>
        </text:list-item>
      </text:list>
      <text:h text:style-name="Heading_20_2" text:outline-level="2"><text:soft-page-break/>Extrakce dat</text:h>
      <text:list xml:id="list28489172"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28501277"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Poznámky</text:h>
      <text:list xml:id="list28516487"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7H29M30S</meta:editing-duration>
    <meta:editing-cycles>71</meta:editing-cycles>
    <meta:generator>OpenOffice/4.1.1$Win32 OpenOffice.org_project/411m6$Build-9775</meta:generator>
    <dc:date>2016-01-15T08:32:50.73</dc:date>
    <dc:creator>Tomáš Beňák</dc:creator>
    <meta:document-statistic meta:table-count="0" meta:image-count="0" meta:object-count="0" meta:page-count="14" meta:paragraph-count="260" meta:word-count="5186" meta:character-count="35403"/>
    <meta:user-defined meta:name="Info 1"/>
    <meta:user-defined meta:name="Info 2"/>
    <meta:user-defined meta:name="Info 3"/>
    <meta:user-defined meta:name="Info 4"/>
  </office:meta>
</office:document-meta>
</file>